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asa SemiBold" svg:font-family="'Rasa SemiBold'" style:font-pitch="variable"/>
    <style:font-face style:name="Roboto" svg:font-family="Roboto, Arial, sans-serif"/>
    <style:font-face style:name="monospace" svg:font-family="monospace, monospace"/>
  </office:font-face-decls>
  <office:automatic-styles>
    <style:style style:name="Таблица1" style:family="table">
      <style:table-properties style:width="17cm" table:align="left"/>
    </style:style>
    <style:style style:name="Таблица1.A" style:family="table-column">
      <style:table-column-properties style:column-width="9.728cm"/>
    </style:style>
    <style:style style:name="Таблица1.B" style:family="table-column">
      <style:table-column-properties style:column-width="1.298cm"/>
    </style:style>
    <style:style style:name="Таблица1.C" style:family="table-column">
      <style:table-column-properties style:column-width="5.974cm"/>
    </style:style>
    <style:style style:name="Таблица1.A1" style:family="table-cell">
      <style:table-cell-properties style:vertical-align="middle" fo:padding-left="0cm" fo:padding-right="0cm" fo:padding-top="0.049cm" fo:padding-bottom="0cm" fo:border-left="none" fo:border-right="none" fo:border-top="0.05pt solid #dee2e6" fo:border-bottom="none"/>
    </style:style>
    <style:style style:name="Таблица2" style:family="table">
      <style:table-properties style:width="7.449cm" table:align="left"/>
    </style:style>
    <style:style style:name="Таблица2.A" style:family="table-column">
      <style:table-column-properties style:column-width="1.242cm"/>
    </style:style>
    <style:style style:name="Таблица2.B" style:family="table-column">
      <style:table-column-properties style:column-width="1.51cm"/>
    </style:style>
    <style:style style:name="Таблица2.C" style:family="table-column">
      <style:table-column-properties style:column-width="4.697cm"/>
    </style:style>
    <style:style style:name="Таблица2.A1" style:family="table-cell">
      <style:table-cell-properties style:vertical-align="middle" fo:padding-left="0cm" fo:padding-right="0cm" fo:padding-top="0.049cm" fo:padding-bottom="0cm" fo:border-left="none" fo:border-right="none" fo:border-top="0.05pt solid #dee2e6" fo:border-bottom="none"/>
    </style:style>
    <style:style style:name="Таблица3" style:family="table">
      <style:table-properties style:width="15.889cm" table:align="left"/>
    </style:style>
    <style:style style:name="Таблица3.A" style:family="table-column">
      <style:table-column-properties style:column-width="6.936cm"/>
    </style:style>
    <style:style style:name="Таблица3.B" style:family="table-column">
      <style:table-column-properties style:column-width="1.533cm"/>
    </style:style>
    <style:style style:name="Таблица3.C" style:family="table-column">
      <style:table-column-properties style:column-width="7.421cm"/>
    </style:style>
    <style:style style:name="Таблица3.A1" style:family="table-cell">
      <style:table-cell-properties style:vertical-align="middle" fo:padding-left="0cm" fo:padding-right="0cm" fo:padding-top="0.049cm" fo:padding-bottom="0cm" fo:border-left="none" fo:border-right="none" fo:border-top="0.05pt solid #dee2e6" fo:border-bottom="none"/>
    </style:style>
    <style:style style:name="Таблица4" style:family="table">
      <style:table-properties style:width="17cm" table:align="left"/>
    </style:style>
    <style:style style:name="Таблица4.A" style:family="table-column">
      <style:table-column-properties style:column-width="3.415cm"/>
    </style:style>
    <style:style style:name="Таблица4.B" style:family="table-column">
      <style:table-column-properties style:column-width="2.431cm"/>
    </style:style>
    <style:style style:name="Таблица4.C" style:family="table-column">
      <style:table-column-properties style:column-width="4.84cm"/>
    </style:style>
    <style:style style:name="Таблица4.D" style:family="table-column">
      <style:table-column-properties style:column-width="6.315cm"/>
    </style:style>
    <style:style style:name="Таблица4.A1" style:family="table-cell">
      <style:table-cell-properties style:vertical-align="middle" fo:padding-left="0cm" fo:padding-right="0cm" fo:padding-top="0.049cm" fo:padding-bottom="0.049cm" fo:border-left="none" fo:border-right="none" fo:border-top="0.05pt solid #dee2e6" fo:border-bottom="1.5pt solid #dee2e6"/>
    </style:style>
    <style:style style:name="Таблица4.A2" style:family="table-cell">
      <style:table-cell-properties style:vertical-align="middle" fo:padding-left="0cm" fo:padding-right="0cm" fo:padding-top="0.049cm" fo:padding-bottom="0cm" fo:border-left="none" fo:border-right="none" fo:border-top="0.05pt solid #dee2e6" fo:border-bottom="none"/>
    </style:style>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172a1b"/>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Roboto" fo:font-size="12pt" fo:letter-spacing="normal" fo:font-style="normal" fo:font-weight="normal"/>
    </style:style>
    <style:style style:name="P4" style:family="paragraph" style:parent-style-name="Standard">
      <style:text-properties style:font-name="Rasa SemiBold" officeooo:rsid="0018a5a7" officeooo:paragraph-rsid="0018a5a7"/>
    </style:style>
    <style:style style:name="P5" style:family="paragraph" style:parent-style-name="Standard">
      <style:text-properties officeooo:paragraph-rsid="0018a5a7"/>
    </style:style>
    <style:style style:name="P6" style:family="paragraph" style:parent-style-name="Table_20_Contents">
      <style:paragraph-properties fo:margin-left="0cm" fo:margin-right="0cm" fo:margin-top="0cm" fo:margin-bottom="0cm" style:contextual-spacing="false" fo:text-indent="0cm" style:auto-text-indent="false"/>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8"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officeooo:paragraph-rsid="00166a72"/>
    </style:style>
    <style:style style:name="T1" style:family="text">
      <style:text-properties style:font-name="monospace" fo:font-weight="normal" loext:padding="0cm" loext:border="none"/>
    </style:style>
    <style:style style:name="T2" style:family="text">
      <style:text-properties style:font-name="monospace" fo:font-weight="normal" officeooo:rsid="0018a5a7" loext:padding="0cm" loext:border="none"/>
    </style:style>
    <style:style style:name="T3" style:family="text">
      <style:text-properties style:font-name="monospace" fo:font-weight="bold" loext:padding="0cm" loext:border="none"/>
    </style:style>
    <style:style style:name="T4" style:family="text">
      <style:text-properties fo:color="#000000" loext:opacity="100%" style:font-name="Roboto" fo:font-size="12pt" fo:letter-spacing="normal" fo:font-weight="normal"/>
    </style:style>
    <style:style style:name="T5" style:family="text">
      <style:text-properties fo:font-variant="normal" fo:text-transform="none" fo:color="#000000" loext:opacity="100%" style:font-name="Roboto" fo:font-size="12pt" fo:letter-spacing="normal" fo:font-style="normal" fo:font-weight="normal"/>
    </style:style>
    <style:style style:name="T6" style:family="text">
      <style:text-properties fo:font-variant="normal" fo:text-transform="none" fo:color="#000000" loext:opacity="100%" style:font-name="Roboto" fo:font-size="12pt" fo:letter-spacing="normal" fo:font-style="normal" fo:font-weight="normal" loext:padding="0cm" loext:border="none"/>
    </style:style>
    <style:style style:name="T7" style:family="text">
      <style:text-properties fo:font-variant="normal" fo:text-transform="none" fo:color="#000000" loext:opacity="100%" style:font-name="Roboto" fo:font-size="12pt" fo:letter-spacing="normal" fo:font-style="normal" fo:font-weight="normal" officeooo:rsid="0018a5a7"/>
    </style:style>
    <style:style style:name="T8" style:family="text">
      <style:text-properties fo:font-variant="normal" fo:text-transform="none" fo:color="#000000" loext:opacity="100%" style:font-name="monospace" fo:font-size="12pt" fo:letter-spacing="normal" fo:font-style="normal" fo:font-weight="normal" loext:padding="0cm" loext:border="none"/>
    </style:style>
    <style:style style:name="T9" style:family="text">
      <style:text-properties fo:font-variant="normal" fo:text-transform="none" fo:color="#000000" loext:opacity="100%" style:font-name="monospace" fo:letter-spacing="normal" fo:font-style="normal" fo:font-weight="normal" loext:padding="0cm" loext:border="none"/>
    </style:style>
    <style:style style:name="T10" style:family="text">
      <style:text-properties fo:font-variant="normal" fo:text-transform="none" fo:color="#000000" loext:opacity="100%" fo:letter-spacing="normal"/>
    </style:style>
    <style:style style:name="T11" style:family="text">
      <style:text-properties officeooo:rsid="0018a5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В чем различие типов CHAR и VARCHAR? VARCHAR и TEXT?</text:p>
      <text:p text:style-name="P7"><text:span text:style-name="T5">Если длина сохраняемой строки оказывается меньше объявленной, значения типа </text:span><text:span text:style-name="Source_20_Text"><text:span text:style-name="T8">character</text:span></text:span><text:span text:style-name="T5"> будут дополнятся пробелами; а тип </text:span><text:span text:style-name="Source_20_Text"><text:span text:style-name="T8">character varying</text:span></text:span><text:span text:style-name="T5"> просто сохранит короткую строку.</text:span></text:p>
      <text:p text:style-name="P7"><text:span text:style-name="T5">Записи </text:span><text:span text:style-name="Source_20_Text"><text:span text:style-name="T9">character</text:span></text:span><text:span text:style-name="T10"> </text:span><text:span text:style-name="T5">без указания длины соответствует </text:span><text:span text:style-name="Source_20_Text"><text:span text:style-name="T9">character(1)</text:span></text:span><text:span text:style-name="T5">. Если же длина не указывается для </text:span><text:span text:style-name="Source_20_Text"><text:span text:style-name="T9">character varying</text:span></text:span><text:span text:style-name="T5">, этот тип будет принимать строки любого размера. </text:span></text:p>
      <text:p text:style-name="P7"><text:span text:style-name="T5">Помимо этого, Postgres Pro предлагает тип </text:span><text:span text:style-name="Source_20_Text"><text:span text:style-name="T8">text</text:span></text:span><text:span text:style-name="T5">, в котором можно хранить строки произвольной длины. </text:span></text:p>
      <text:p text:style-name="Standard">• Что такое внешний ключ?</text:p>
      <text:p text:style-name="P1"><text:span text:style-name="T5">Ограничение внешнего ключа указывает, что значения столбца (или группы столбцов) должны соответствовать значениям в некоторой строке другой таблицы. Это называется </text:span><text:span text:style-name="Emphasis"><text:span text:style-name="T4">ссылочной целостностью</text:span></text:span><text:span text:style-name="T10"> </text:span><text:span text:style-name="T5">двух связанных таблиц.</text:span></text:p>
      <text:p text:style-name="Standard">• Какие существуют способы поддержания ссылочной целостности?</text:p>
      <text:p text:style-name="P2"><text:span text:style-name="Source_20_Text"><text:span text:style-name="T9">RESTRICT</text:span></text:span><text:span text:style-name="T10"> </text:span><text:span text:style-name="T5">предотвращает удаление связанной строки. </text:span><text:span text:style-name="Source_20_Text"><text:span text:style-name="T8">NO ACTION</text:span></text:span><text:span text:style-name="Source_20_Text"><text:span text:style-name="T6"> означает, что если зависимые строки продолжают существовать при проверке ограничения, возникает ошибка. </text:span></text:span><text:span text:style-name="Source_20_Text"><text:span text:style-name="T8">CASCADE</text:span></text:span><text:span text:style-name="T5"> указывает, что при удалении связанных строк зависимые от них будут так же автоматически удалены. Есть ещё два варианта: </text:span><text:span text:style-name="Source_20_Text"><text:span text:style-name="T8">SET NULL</text:span></text:span><text:span text:style-name="T5"> и </text:span><text:span text:style-name="Source_20_Text"><text:span text:style-name="T8">SET DEFAULT</text:span></text:span><text:span text:style-name="T5">. При удалении связанных строк они назначают зависимым столбцам в подчинённой таблице значения NULL или значения по умолчанию, соответственно.</text:span></text:p>
      <text:p text:style-name="Standard">• Что такое уникальный ключ?</text:p>
      <text:p text:style-name="P8"><text:span text:style-name="T5">Ограничения уникальности гарантируют, что данные в определённом столбце или группе столбцов уникальны среди всех строк таблицы.</text:span></text:p>
      <text:p text:style-name="P8">• Что такое SERIAL?</text:p>
      <text:p text:style-name="P8"><text:span text:style-name="T5">Типы данных </text:span><text:span text:style-name="Source_20_Text"><text:span text:style-name="T9">smallserial</text:span></text:span><text:span text:style-name="T5">, </text:span><text:span text:style-name="Source_20_Text"><text:span text:style-name="T9">serial</text:span></text:span><text:span text:style-name="T10"> </text:span><text:span text:style-name="T5">и </text:span><text:span text:style-name="Source_20_Text"><text:span text:style-name="T9">bigserial</text:span></text:span><text:span text:style-name="T10"> </text:span><text:span text:style-name="T5">не являются настоящими типами, а представляют собой просто удобное средство для создания столбцов с уникальными идентификаторами</text:span></text:p>
      <text:p text:style-name="Standard">• Рассказать о значениях по умолчанию и неопределенных значениях.</text:p>
      <text:p text:style-name="P3">Столбцу можно назначить значение по умолчанию. Когда добавляется новая строка и каким-то её столбцам не присваиваются значения, эти столбцы принимают значения по умолчанию. Также команда управления данными может явно указать, что столбцу должно быть присвоено значение по умолчанию, не зная его. Если значение по умолчанию не объявлено явно, им считается значение NULL. Обычно это имеет смысл, так как можно считать, что NULL представляет неизвестные данные.</text:p>
      <text:p text:style-name="Standard">• Как можно хранить даты и время?</text:p>
      <text:p text:style-name="Standard"/>
      <table:table table:name="Таблица1" table:style-name="Таблица1">
        <table:table-column table:style-name="Таблица1.A"/>
        <table:table-column table:style-name="Таблица1.B"/>
        <table:table-column table:style-name="Таблица1.C"/>
        <table:table-row table:style-name="TableLine94652880233664">
          <table:table-cell table:style-name="Таблица1.A1" office:value-type="string">
            <text:p text:style-name="P6"><text:span text:style-name="Source_20_Text"><text:span text:style-name="T1">timestamp [ (</text:span></text:span><text:span text:style-name="Source_20_Text"><text:span text:style-name="Emphasis"><text:span text:style-name="T3">p</text:span></text:span></text:span><text:span text:style-name="Source_20_Text"><text:span text:style-name="T1">) ] [ without time zone ]</text:span></text:span></text:p>
          </table:table-cell>
          <table:table-cell table:style-name="Таблица1.A1" office:value-type="string">
            <text:p text:style-name="Table_20_Contents"/>
          </table:table-cell>
          <table:table-cell table:style-name="Таблица1.A1" office:value-type="string">
            <text:p text:style-name="Table_20_Contents">дата и время (без часового пояса)</text:p>
          </table:table-cell>
        </table:table-row>
      </table:table>
      <text:p text:style-name="Standard"/>
      <table:table table:name="Таблица2" table:style-name="Таблица2">
        <table:table-column table:style-name="Таблица2.A"/>
        <table:table-column table:style-name="Таблица2.B"/>
        <table:table-column table:style-name="Таблица2.C"/>
        <table:table-row table:style-name="TableLine94652880480752">
          <table:table-cell table:style-name="Таблица2.A1" office:value-type="string">
            <text:p text:style-name="P6"><text:span text:style-name="Source_20_Text"><text:span text:style-name="T1">date</text:span></text:span></text:p>
          </table:table-cell>
          <table:table-cell table:style-name="Таблица2.A1" office:value-type="string">
            <text:p text:style-name="Table_20_Contents">4</text:p>
          </table:table-cell>
          <table:table-cell table:style-name="Таблица2.A1" office:value-type="string">
            <text:p text:style-name="Table_20_Contents">дата (без времени суток)</text:p>
          </table:table-cell>
        </table:table-row>
      </table:table>
      <text:p text:style-name="Standard"/>
      <table:table table:name="Таблица3" table:style-name="Таблица3">
        <table:table-column table:style-name="Таблица3.A"/>
        <table:table-column table:style-name="Таблица3.B"/>
        <table:table-column table:style-name="Таблица3.C"/>
        <table:table-row table:style-name="TableLine94652880513168">
          <table:table-cell table:style-name="Таблица3.A1" office:value-type="string">
            <text:p text:style-name="P6"><text:span text:style-name="Source_20_Text"><text:span text:style-name="T2">t</text:span></text:span><text:span text:style-name="Source_20_Text"><text:span text:style-name="T1">ime [ (</text:span></text:span><text:span text:style-name="Source_20_Text"><text:span text:style-name="Emphasis"><text:span text:style-name="T3">p</text:span></text:span></text:span><text:span text:style-name="Source_20_Text"><text:span text:style-name="T1">) ] with time zone</text:span></text:span></text:p>
          </table:table-cell>
          <table:table-cell table:style-name="Таблица3.A1" office:value-type="string">
            <text:p text:style-name="Table_20_Contents"/>
          </table:table-cell>
          <table:table-cell table:style-name="Таблица3.A1" office:value-type="string">
            <text:p text:style-name="Table_20_Contents">время дня (без даты), с часовым поясом</text:p>
          </table:table-cell>
        </table:table-row>
      </table:table>
      <text:p text:style-name="Standard"/>
      <text:p text:style-name="Standard">• Рассказать о числовых типах данных.</text:p>
      <text:p text:style-name="P3"><text:soft-page-break/>Числовые типы включают двух-, четырёх- и восьмибайтные целые, четырёх- и восьмибайтные числа с плавающей точкой, а также десятичные числа с задаваемой точностью.</text:p>
      <text:p text:style-name="P3"/>
      <table:table table:name="Таблица4" table:style-name="Таблица4">
        <table:table-column table:style-name="Таблица4.A"/>
        <table:table-column table:style-name="Таблица4.B"/>
        <table:table-column table:style-name="Таблица4.C"/>
        <table:table-column table:style-name="Таблица4.D"/>
        <table:table-header-rows>
          <table:table-row table:style-name="TableLine94652880825072">
            <table:table-cell table:style-name="Таблица4.A1" office:value-type="string">
              <text:p text:style-name="Table_20_Heading">Имя</text:p>
            </table:table-cell>
            <table:table-cell table:style-name="Таблица4.A1" office:value-type="string">
              <text:p text:style-name="Table_20_Heading">Размер</text:p>
            </table:table-cell>
            <table:table-cell table:style-name="Таблица4.A1" office:value-type="string">
              <text:p text:style-name="Table_20_Heading">Описание</text:p>
            </table:table-cell>
            <table:table-cell table:style-name="Таблица4.A1" office:value-type="string">
              <text:p text:style-name="Table_20_Heading">Диапазон</text:p>
            </table:table-cell>
          </table:table-row>
        </table:table-header-rows>
        <table:table-row table:style-name="TableLine94652880825072">
          <table:table-cell table:style-name="Таблица4.A2" office:value-type="string">
            <text:p text:style-name="P6"><text:span text:style-name="Source_20_Text"><text:span text:style-name="T1">smallint</text:span></text:span></text:p>
          </table:table-cell>
          <table:table-cell table:style-name="Таблица4.A2" office:value-type="string">
            <text:p text:style-name="Table_20_Contents">2 байта</text:p>
          </table:table-cell>
          <table:table-cell table:style-name="Таблица4.A2" office:value-type="string">
            <text:p text:style-name="Table_20_Contents">целое в небольшом диапазоне</text:p>
          </table:table-cell>
          <table:table-cell table:style-name="Таблица4.A2" office:value-type="string">
            <text:p text:style-name="Table_20_Contents">-32768 .. +32767</text:p>
          </table:table-cell>
        </table:table-row>
        <table:table-row table:style-name="TableLine94652880825072">
          <table:table-cell table:style-name="Таблица4.A2" office:value-type="string">
            <text:p text:style-name="P6"><text:span text:style-name="Source_20_Text"><text:span text:style-name="T1">integer</text:span></text:span></text:p>
          </table:table-cell>
          <table:table-cell table:style-name="Таблица4.A2" office:value-type="string">
            <text:p text:style-name="Table_20_Contents">4 байта</text:p>
          </table:table-cell>
          <table:table-cell table:style-name="Таблица4.A2" office:value-type="string">
            <text:p text:style-name="Table_20_Contents">типичный выбор для целых чисел</text:p>
          </table:table-cell>
          <table:table-cell table:style-name="Таблица4.A2" office:value-type="string">
            <text:p text:style-name="Table_20_Contents">-2147483648 .. +2147483647</text:p>
          </table:table-cell>
        </table:table-row>
        <table:table-row table:style-name="TableLine94652880825072">
          <table:table-cell table:style-name="Таблица4.A2" office:value-type="string">
            <text:p text:style-name="P6"><text:span text:style-name="Source_20_Text"><text:span text:style-name="T1">bigint</text:span></text:span></text:p>
          </table:table-cell>
          <table:table-cell table:style-name="Таблица4.A2" office:value-type="string">
            <text:p text:style-name="Table_20_Contents">8 байт</text:p>
          </table:table-cell>
          <table:table-cell table:style-name="Таблица4.A2" office:value-type="string">
            <text:p text:style-name="Table_20_Contents">целое в большом диапазоне</text:p>
          </table:table-cell>
          <table:table-cell table:style-name="Таблица4.A2" office:value-type="string">
            <text:p text:style-name="Table_20_Contents">-9223372036854775808 .. 9223372036854775807</text:p>
          </table:table-cell>
        </table:table-row>
        <table:table-row table:style-name="TableLine94652880825072">
          <table:table-cell table:style-name="Таблица4.A2" office:value-type="string">
            <text:p text:style-name="P6"><text:span text:style-name="Source_20_Text"><text:span text:style-name="T1">decimal</text:span></text:span></text:p>
          </table:table-cell>
          <table:table-cell table:style-name="Таблица4.A2" office:value-type="string">
            <text:p text:style-name="Table_20_Contents">переменный</text:p>
          </table:table-cell>
          <table:table-cell table:style-name="Таблица4.A2" office:value-type="string">
            <text:p text:style-name="Table_20_Contents">вещественное число с указанной точностью</text:p>
          </table:table-cell>
          <table:table-cell table:style-name="Таблица4.A2" office:value-type="string">
            <text:p text:style-name="Table_20_Contents">до 131072 цифр до десятичной точки и до 16383 — после</text:p>
          </table:table-cell>
        </table:table-row>
        <table:table-row table:style-name="TableLine94652880825072">
          <table:table-cell table:style-name="Таблица4.A2" office:value-type="string">
            <text:p text:style-name="P6"><text:span text:style-name="Source_20_Text"><text:span text:style-name="T1">numeric</text:span></text:span></text:p>
          </table:table-cell>
          <table:table-cell table:style-name="Таблица4.A2" office:value-type="string">
            <text:p text:style-name="Table_20_Contents">переменный</text:p>
          </table:table-cell>
          <table:table-cell table:style-name="Таблица4.A2" office:value-type="string">
            <text:p text:style-name="Table_20_Contents">вещественное число с указанной точностью</text:p>
          </table:table-cell>
          <table:table-cell table:style-name="Таблица4.A2" office:value-type="string">
            <text:p text:style-name="Table_20_Contents">до 131072 цифр до десятичной точки и до 16383 — после</text:p>
          </table:table-cell>
        </table:table-row>
        <table:table-row table:style-name="TableLine94652880825072">
          <table:table-cell table:style-name="Таблица4.A2" office:value-type="string">
            <text:p text:style-name="P6"><text:span text:style-name="Source_20_Text"><text:span text:style-name="T1">real</text:span></text:span></text:p>
          </table:table-cell>
          <table:table-cell table:style-name="Таблица4.A2" office:value-type="string">
            <text:p text:style-name="Table_20_Contents">4 байта</text:p>
          </table:table-cell>
          <table:table-cell table:style-name="Таблица4.A2" office:value-type="string">
            <text:p text:style-name="Table_20_Contents">вещественное число с переменной точностью</text:p>
          </table:table-cell>
          <table:table-cell table:style-name="Таблица4.A2" office:value-type="string">
            <text:p text:style-name="Table_20_Contents">точность в пределах 6 десятичных цифр</text:p>
          </table:table-cell>
        </table:table-row>
        <table:table-row table:style-name="TableLine94652880825072">
          <table:table-cell table:style-name="Таблица4.A2" office:value-type="string">
            <text:p text:style-name="P6"><text:span text:style-name="Source_20_Text"><text:span text:style-name="T1">double precision</text:span></text:span></text:p>
          </table:table-cell>
          <table:table-cell table:style-name="Таблица4.A2" office:value-type="string">
            <text:p text:style-name="Table_20_Contents">8 байт</text:p>
          </table:table-cell>
          <table:table-cell table:style-name="Таблица4.A2" office:value-type="string">
            <text:p text:style-name="Table_20_Contents">вещественное число с переменной точностью</text:p>
          </table:table-cell>
          <table:table-cell table:style-name="Таблица4.A2" office:value-type="string">
            <text:p text:style-name="Table_20_Contents">точность в пределах 15 десятичных цифр</text:p>
          </table:table-cell>
        </table:table-row>
        <table:table-row table:style-name="TableLine94652880825072">
          <table:table-cell table:style-name="Таблица4.A2" office:value-type="string">
            <text:p text:style-name="P6"><text:span text:style-name="Source_20_Text"><text:span text:style-name="T1">smallserial</text:span></text:span></text:p>
          </table:table-cell>
          <table:table-cell table:style-name="Таблица4.A2" office:value-type="string">
            <text:p text:style-name="Table_20_Contents">2 байта</text:p>
          </table:table-cell>
          <table:table-cell table:style-name="Таблица4.A2" office:value-type="string">
            <text:p text:style-name="Table_20_Contents">небольшое целое с автоувеличением</text:p>
          </table:table-cell>
          <table:table-cell table:style-name="Таблица4.A2" office:value-type="string">
            <text:p text:style-name="Table_20_Contents">1 .. 32767</text:p>
          </table:table-cell>
        </table:table-row>
        <table:table-row table:style-name="TableLine94652880825072">
          <table:table-cell table:style-name="Таблица4.A2" office:value-type="string">
            <text:p text:style-name="P6"><text:span text:style-name="Source_20_Text"><text:span text:style-name="T1">serial</text:span></text:span></text:p>
          </table:table-cell>
          <table:table-cell table:style-name="Таблица4.A2" office:value-type="string">
            <text:p text:style-name="Table_20_Contents">4 байта</text:p>
          </table:table-cell>
          <table:table-cell table:style-name="Таблица4.A2" office:value-type="string">
            <text:p text:style-name="Table_20_Contents">целое с автоувеличением</text:p>
          </table:table-cell>
          <table:table-cell table:style-name="Таблица4.A2" office:value-type="string">
            <text:p text:style-name="Table_20_Contents">1 .. 2147483647</text:p>
          </table:table-cell>
        </table:table-row>
        <table:table-row table:style-name="TableLine94652880825072">
          <table:table-cell table:style-name="Таблица4.A2" office:value-type="string">
            <text:p text:style-name="P6"><text:span text:style-name="Source_20_Text"><text:span text:style-name="T1">bigserial</text:span></text:span></text:p>
          </table:table-cell>
          <table:table-cell table:style-name="Таблица4.A2" office:value-type="string">
            <text:p text:style-name="Table_20_Contents">8 байт</text:p>
          </table:table-cell>
          <table:table-cell table:style-name="Таблица4.A2" office:value-type="string">
            <text:p text:style-name="Table_20_Contents">большое целое с автоувеличением</text:p>
          </table:table-cell>
          <table:table-cell table:style-name="Таблица4.A2" office:value-type="string">
            <text:p text:style-name="Table_20_Contents">1 .. 9223372036854775807</text:p>
          </table:table-cell>
        </table:table-row>
      </table:table>
      <text:p text:style-name="P3"/>
      <text:p text:style-name="Standard">• Каким образом можно вставить несколько строк с помощью одного оператора</text:p>
      <text:p text:style-name="Standard">INSERT?</text:p>
      <text:p text:style-name="P4">Перечисляя их через запятую в скобках</text:p>
      <text:p text:style-name="Standard">• Как ведет себя оператор INSERT, если в списке столбцов перечислены не все столбцы?</text:p>
      <text:p text:style-name="P5"><text:span text:style-name="T7">Все столбцы, не представленные в явном или неявном списке столбцов, получат значения по умолчанию, если для них заданы эти значения, либо NULL в противном случае.</text:span><text:span text:style-name="T11">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asa SemiBold" svg:font-family="'Rasa SemiBold'" style:font-pitch="variable"/>
    <style:font-face style:name="Roboto" svg:font-family="Roboto, Arial, sans-serif"/>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09:45:14.236646017</meta:creation-date>
    <dc:date>2022-10-02T15:48:42.471554739</dc:date>
    <meta:editing-duration>PT12M17S</meta:editing-duration>
    <meta:editing-cycles>1</meta:editing-cycles>
    <meta:document-statistic meta:table-count="4" meta:image-count="0" meta:object-count="0" meta:page-count="2" meta:paragraph-count="73" meta:word-count="541" meta:character-count="3693" meta:non-whitespace-character-count="3220"/>
    <meta:generator>LibreOffice/7.3.5.2$Linux_X86_64 LibreOffice_project/30$Build-2</meta:generator>
  </office:meta>
</office:document-meta>
</file>